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2cm" fo:min-width="2.0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12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12cm" fo:min-width="3.2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3.7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83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8.88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34cm" fo:min-width="2.0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92cm" fo:min-width="0.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312cm" fo:min-width="3.31cm"/>
      <style:paragraph-properties style:writing-mode="lr-tb"/>
    </style:style>
    <style:style style:name="gr22" style:family="graphic" style:parent-style-name="standard">
      <style:graphic-properties svg:stroke-color="#000000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3.3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0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ff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4cm" svg:height="2.602cm" svg:x="3.536cm" svg:y="6.018cm">
          <text:p text:style-name="P1"><text:span text:style-name="T1">TIMER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62cm" svg:x="9.89cm" svg:y="2.248cm">
          <text:p text:style-name="P2">ADC</text:p>
          <text:p text:style-name="P2">10-bi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62cm" svg:x="6.08cm" svg:y="2.27cm">
          <text:p text:style-name="P2">MU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cm" svg:height="2.562cm" svg:x="7.4cm" svg:y="13.722cm">
          <text:p text:style-name="P2">DDS</text:p>
          <text:p text:style-name="P2"><text:span text:style-name="T2">10-bit LU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81cm" svg:y1="2.778cm" svg:x2="6.161cm" svg:y2="2.778cm">
          <text:p/>
        </draw:line>
        <draw:line draw:style-name="gr4" draw:text-style-name="P3" draw:layer="layout" svg:x1="4.81cm" svg:y1="4.302cm" svg:x2="6.161cm" svg:y2="4.302cm">
          <text:p/>
        </draw:line>
        <draw:line draw:style-name="gr5" draw:text-style-name="P3" draw:layer="layout" svg:x1="5.191cm" svg:y1="3.032cm" svg:x2="5.191cm" svg:y2="4.175cm">
          <text:p/>
        </draw:line>
        <draw:frame draw:style-name="gr6" draw:text-style-name="P4" draw:layer="layout" svg:width="4.202cm" svg:height="2.553cm" svg:x="1cm" svg:y="2.143cm">
          <draw:text-box>
            <text:p><text:span text:style-name="T2">6 analog input channels</text:span></text:p>
            <text:p><text:span text:style-name="T3">Vgrid</text:span></text:p>
            <text:p><text:span text:style-name="T3">Vinv</text:span></text:p>
            <text:p><text:span text:style-name="T3">Iinv</text:span></text:p>
            <text:p><text:span text:style-name="T3">Vbatt</text:span></text:p>
            <text:p><text:span text:style-name="T3">Ibatt</text:span></text:p>
            <text:p><text:span text:style-name="T3">Vpotmeter</text:span></text:p>
          </draw:text-box>
        </draw:frame>
        <draw:line draw:style-name="gr4" draw:text-style-name="P5" draw:layer="layout" svg:x1="2.27cm" svg:y1="7.35cm" svg:x2="3.54cm" svg:y2="7.35cm">
          <text:p/>
        </draw:line>
        <draw:frame draw:style-name="gr7" draw:text-style-name="P4" draw:layer="layout" svg:width="2.521cm" svg:height="0.789cm" svg:x="0.892cm" svg:y="6.588cm">
          <draw:text-box>
            <text:p><text:span text:style-name="T2">system clock</text:span></text:p>
          </draw:text-box>
        </draw:frame>
        <draw:line draw:style-name="gr8" draw:text-style-name="P7" draw:layer="layout" svg:x1="5.445cm" svg:y1="14.335cm" svg:x2="7.477cm" svg:y2="14.335cm">
          <text:p text:style-name="P6"><text:span text:style-name="T2">32-bit</text:span></text:p>
        </draw:line>
        <draw:line draw:style-name="gr8" draw:text-style-name="P8" draw:layer="layout" svg:x1="5.063cm" svg:y1="15.557cm" svg:x2="7.43cm" svg:y2="15.557cm">
          <text:p text:style-name="P6"><text:span text:style-name="T2">10-bit</text:span></text:p>
        </draw:line>
        <draw:line draw:style-name="gr8" draw:text-style-name="P7" draw:layer="layout" svg:x1="5.445cm" svg:y1="11.16cm" svg:x2="7.402cm" svg:y2="11.189cm">
          <text:p text:style-name="P6"><text:span text:style-name="T2">32-bit</text:span></text:p>
        </draw:line>
        <draw:frame draw:style-name="gr9" draw:text-style-name="P4" draw:layer="layout" svg:width="3.135cm" svg:height="0.645cm" svg:x="2.183cm" svg:y="12.039cm">
          <draw:text-box>
            <text:p><text:span text:style-name="T2">freq. tuning-word</text:span></text:p>
          </draw:text-box>
        </draw:frame>
        <draw:frame draw:style-name="gr10" draw:text-style-name="P9" draw:layer="layout" svg:width="2.53cm" svg:height="0.725cm" svg:x="2.778cm" svg:y="15.224cm">
          <draw:text-box>
            <text:p><text:span text:style-name="T2">phase offset</text:span><text:span text:style-name="T1"> </text:span></text:p>
          </draw:text-box>
        </draw:frame>
        <draw:frame draw:style-name="gr11" draw:text-style-name="P10" draw:layer="layout" svg:width="10.34cm" svg:height="0.569cm" svg:x="12.377cm" svg:y="3.032cm">
          <draw:text-box>
            <text:p><text:span text:style-name="T3">6ksps, 6-channels, </text:span><text:span text:style-name="T3">1ksps per channel = 20 </text:span><text:span text:style-name="T3">samples in each grid </text:span><text:span text:style-name="T3">cycle @50Hz</text:span></text:p>
          </draw:text-box>
        </draw:frame>
        <draw:line draw:style-name="gr4" draw:text-style-name="P3" draw:layer="layout" svg:x1="8.595cm" svg:y1="3.54cm" svg:x2="9.89cm" svg:y2="3.551cm">
          <text:p/>
        </draw:line>
        <draw:custom-shape draw:style-name="gr12" draw:text-style-name="P2" draw:layer="layout" svg:width="2.54cm" svg:height="2.584cm" svg:x="16.252cm" svg:y="13.7cm">
          <text:p text:style-name="P2">PWM</text:p>
          <text:p text:style-name="P2"><text:span text:style-name="T2">(@ fclk)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8.792cm" svg:y1="14.371cm" svg:x2="21.32cm" svg:y2="14.357cm">
          <text:p text:style-name="P6"><text:span text:style-name="T2">PWM A</text:span></text:p>
        </draw:line>
        <draw:line draw:style-name="gr8" draw:text-style-name="P8" draw:layer="layout" svg:x1="18.792cm" svg:y1="15.623cm" svg:x2="21.32cm" svg:y2="15.627cm">
          <text:p text:style-name="P6"><text:span text:style-name="T2">PWM B</text:span></text:p>
        </draw:line>
        <draw:line draw:style-name="gr4" draw:text-style-name="P8" draw:layer="layout" svg:x1="14.97cm" svg:y1="9.89cm" svg:x2="16.24cm" svg:y2="9.89cm">
          <text:p/>
        </draw:line>
        <draw:custom-shape draw:style-name="gr13" draw:text-style-name="P1" draw:layer="layout" svg:width="2.54cm" svg:height="2.54cm" svg:x="16.24cm" svg:y="4.81cm">
          <text:p text:style-name="P1"><text:span text:style-name="T1">IQ-sampling</text:span></text:p>
          <text:p text:style-name="P1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2.54cm" svg:height="2.54cm" svg:x="20.05cm" svg:y="4.81cm">
          <text:p text:style-name="P1"><text:span text:style-name="T1">CORDIC</text:span></text:p>
          <text:p text:style-name="P1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8.78cm" svg:y1="5.445cm" svg:x2="20.05cm" svg:y2="5.445cm">
          <text:p text:style-name="P6"><text:span text:style-name="T2">I</text:span></text:p>
        </draw:line>
        <draw:frame draw:style-name="gr14" draw:text-style-name="P4" draw:layer="layout" svg:width="2.782cm" svg:height="0.719cm" svg:x="20.177cm" svg:y="14.632cm">
          <draw:text-box>
            <text:p><text:span text:style-name="T2">To H-bridge</text:span></text:p>
          </draw:text-box>
        </draw:frame>
        <draw:line draw:style-name="gr8" draw:text-style-name="P11" draw:layer="layout" svg:x1="11.195cm" svg:y1="14.992cm" svg:x2="13.7cm" svg:y2="14.992cm">
          <text:p text:style-name="P6"><text:span text:style-name="T2">10-bit</text:span></text:p>
        </draw:line>
        <draw:line draw:style-name="gr4" draw:text-style-name="P3" xml:id="id7" draw:id="id7" draw:layer="layout" svg:x1="25.765cm" svg:y1="12.43cm" svg:x2="25.765cm" svg:y2="13.7cm">
          <text:p/>
        </draw:line>
        <draw:custom-shape draw:style-name="gr13" draw:text-style-name="P2" xml:id="id8" draw:id="id8" draw:layer="layout" svg:width="2.54cm" svg:height="2.54cm" svg:x="24.495cm" svg:y="13.7cm">
          <text:p text:style-name="P2">PLL</text:p>
          <draw:enhanced-geometry svg:viewBox="0 0 21600 21600" draw:type="rectangle" draw:enhanced-path="M 0 0 L 21600 0 21600 21600 0 21600 0 0 Z N"/>
        </draw:custom-shape>
        <draw:line draw:style-name="gr4" draw:text-style-name="P3" xml:id="id9" draw:id="id9" draw:layer="layout" svg:x1="23.86cm" svg:y1="18.808cm" svg:x2="22.507cm" svg:y2="18.78cm">
          <text:p/>
        </draw:line>
        <draw:frame draw:style-name="gr15" draw:text-style-name="P4" draw:layer="layout" svg:width="6.074cm" svg:height="0.819cm" svg:x="5.848cm" svg:y="17.834cm">
          <draw:text-box>
            <text:p><text:span text:style-name="T2">freq tuning word = 2^32 * f</text:span><text:span text:style-name="T4">DDS</text:span><text:span text:style-name="T2">/f</text:span><text:span text:style-name="T3">clk</text:span></text:p>
          </draw:text-box>
        </draw:frame>
        <draw:line draw:style-name="gr8" draw:text-style-name="P8" draw:layer="layout" svg:x1="9.25cm" svg:y1="12.452cm" svg:x2="9.273cm" svg:y2="13.751cm">
          <text:p text:style-name="P6"><text:span text:style-name="T2">clk</text:span></text:p>
        </draw:line>
        <draw:frame draw:style-name="gr16" draw:text-style-name="P12" draw:layer="layout" svg:width="2.623cm" svg:height="1.039cm" svg:x="6.461cm" svg:y="7.581cm">
          <draw:text-box>
            <text:p text:style-name="P6"><text:span text:style-name="T2">fclk=6.00 kHz</text:span></text:p>
            <text:p text:style-name="P6"><text:span text:style-name="T2">(166.67us)</text:span></text:p>
          </draw:text-box>
        </draw:frame>
        <draw:line draw:style-name="gr4" draw:text-style-name="P3" draw:layer="layout" svg:x1="7.35cm" svg:y1="6.08cm" svg:x2="7.35cm" svg:y2="4.81cm">
          <text:p/>
        </draw:line>
        <draw:line draw:style-name="gr4" draw:text-style-name="P3" draw:layer="layout" svg:x1="11.16cm" svg:y1="6.08cm" svg:x2="11.16cm" svg:y2="4.78cm">
          <text:p/>
        </draw:line>
        <draw:line draw:style-name="gr4" draw:text-style-name="P3" draw:layer="layout" svg:x1="9.255cm" svg:y1="6.08cm" svg:x2="9.255cm" svg:y2="9.943cm">
          <text:p/>
        </draw:line>
        <draw:custom-shape draw:style-name="gr17" draw:text-style-name="P2" draw:layer="layout" svg:width="1.258cm" svg:height="1.19cm" svg:x="13.676cm" svg:y="14.357cm">
          <text:p text:style-name="P2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97cm" svg:y1="14.992cm" svg:x2="16.24cm" svg:y2="14.992cm">
          <text:p/>
        </draw:line>
        <draw:line draw:style-name="gr4" draw:text-style-name="P3" draw:layer="layout" svg:x1="14.335cm" svg:y1="17.024cm" svg:x2="14.335cm" svg:y2="15.521cm">
          <text:p/>
        </draw:line>
        <draw:frame draw:style-name="gr18" draw:text-style-name="P4" draw:layer="layout" svg:width="2.136cm" svg:height="0.649cm" svg:x="13.319cm" svg:y="16.861cm">
          <draw:text-box>
            <text:p><text:span text:style-name="T2">amplitude</text:span></text:p>
          </draw:text-box>
        </draw:frame>
        <draw:frame draw:style-name="gr19" draw:text-style-name="P13" draw:layer="layout" svg:width="11.436cm" svg:height="0.806cm" svg:x="7.35cm" svg:y="1cm">
          <draw:text-box>
            <text:p><text:span text:style-name="T6">Open micro-inverter clocking scheme-2 (50Hz)</text:span></text:p>
          </draw:text-box>
        </draw:frame>
        <draw:frame draw:style-name="gr20" draw:text-style-name="P4" draw:layer="layout" svg:width="4.659cm" svg:height="0.649cm" svg:x="17.952cm" svg:y="18.399cm">
          <draw:text-box>
            <text:p><text:span text:style-name="T2">freq. tuning-word feedback</text:span></text:p>
          </draw:text-box>
        </draw:frame>
        <draw:line draw:style-name="gr4" draw:text-style-name="P3" draw:layer="layout" svg:x1="17.51cm" svg:y1="3.54cm" svg:x2="17.51cm" svg:y2="4.81cm">
          <text:p/>
        </draw:line>
        <draw:line draw:style-name="gr8" draw:text-style-name="P8" draw:layer="layout" svg:x1="18.78cm" svg:y1="6.715cm" svg:x2="20.05cm" svg:y2="6.715cm">
          <text:p text:style-name="P6"><text:span text:style-name="T2">Q</text:span></text:p>
        </draw:line>
        <draw:custom-shape draw:style-name="gr13" draw:text-style-name="P1" draw:layer="layout" svg:width="2.54cm" svg:height="2.54cm" svg:x="16.24cm" svg:y="8.62cm">
          <text:p text:style-name="P1"><text:span text:style-name="T1">IQ-sampling</text:span></text:p>
          <text:p text:style-name="P1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2.54cm" svg:height="2.54cm" svg:x="20.05cm" svg:y="8.62cm">
          <text:p text:style-name="P1"><text:span text:style-name="T1">CORDIC</text:span></text:p>
          <text:p text:style-name="P1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8.78cm" svg:y1="9.255cm" svg:x2="20.05cm" svg:y2="9.255cm">
          <text:p text:style-name="P6"><text:span text:style-name="T2">I</text:span></text:p>
        </draw:line>
        <draw:line draw:style-name="gr8" draw:text-style-name="P8" draw:layer="layout" svg:x1="18.78cm" svg:y1="10.525cm" svg:x2="20.05cm" svg:y2="10.525cm">
          <text:p text:style-name="P6"><text:span text:style-name="T2">Q</text:span></text:p>
        </draw:line>
        <draw:custom-shape draw:style-name="gr13" draw:text-style-name="P1" xml:id="id6" draw:id="id6" draw:layer="layout" svg:width="2.54cm" svg:height="2.54cm" svg:x="24.495cm" svg:y="6.715cm">
          <text:p text:style-name="P1"><text:span text:style-name="T1">Phase</text:span></text:p>
          <text:p text:style-name="P1"><text:span text:style-name="T1">difference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3" draw:id="id3" draw:layer="layout" svg:x1="23.352cm" svg:y1="8.62cm" svg:x2="24.495cm" svg:y2="8.62cm">
          <text:p/>
        </draw:line>
        <draw:line draw:style-name="gr4" draw:text-style-name="P3" xml:id="id5" draw:id="id5" draw:layer="layout" svg:x1="23.352cm" svg:y1="7.35cm" svg:x2="24.495cm" svg:y2="7.35cm">
          <text:p/>
        </draw:line>
        <draw:custom-shape draw:style-name="gr21" draw:text-style-name="P2" xml:id="id1" draw:id="id1" draw:layer="layout" svg:width="3.81cm" svg:height="2.562cm" svg:x="7.35cm" svg:y="9.89cm">
          <text:p text:style-name="P2">DDS</text:p>
          <text:p text:style-name="P2"><text:span text:style-name="T2">10-bit LUT</text:span></text:p>
          <draw:enhanced-geometry svg:viewBox="0 0 21600 21600" draw:type="rectangle" draw:enhanced-path="M 0 0 L 21600 0 21600 21600 0 21600 0 0 Z N"/>
        </draw:custom-shape>
        <draw:connector draw:style-name="gr22" draw:text-style-name="P6" draw:layer="layout" svg:x1="11.16cm" svg:y1="11.171cm" svg:x2="14.34cm" svg:y2="10.477cm" draw:start-shape="id1" draw:start-glue-point="1" svg:d="M11160 11171h1841v-694h1339" svg:viewBox="0 0 3181 695">
          <text:p/>
        </draw:connector>
        <draw:line draw:style-name="gr23" draw:text-style-name="P3" draw:layer="layout" svg:x1="14.97cm" svg:y1="9.89cm" svg:x2="13.954cm" svg:y2="10.652cm">
          <text:p/>
        </draw:line>
        <draw:line draw:style-name="gr23" draw:text-style-name="P3" draw:layer="layout" svg:x1="14.335cm" svg:y1="9.255cm" svg:x2="13.7cm" svg:y2="9.255cm">
          <text:p/>
        </draw:line>
        <draw:line draw:style-name="gr24" draw:text-style-name="P3" draw:layer="layout" svg:x1="13.7cm" svg:y1="9.255cm" svg:x2="13.7cm" svg:y2="3.54cm">
          <text:p/>
        </draw:line>
        <draw:frame draw:style-name="gr25" draw:text-style-name="P4" draw:layer="layout" svg:width="1.27cm" svg:height="0.762cm" svg:x="12.557cm" svg:y="8.493cm">
          <draw:text-box>
            <text:p><text:span text:style-name="T2">Vout</text:span></text:p>
          </draw:text-box>
        </draw:frame>
        <draw:line draw:style-name="gr4" draw:text-style-name="P3" draw:layer="layout" svg:x1="12.43cm" svg:y1="3.54cm" svg:x2="23.987cm" svg:y2="3.54cm">
          <text:p/>
        </draw:line>
        <draw:custom-shape draw:style-name="gr26" draw:text-style-name="P14" draw:layer="layout" svg:width="3.824cm" svg:height="2.54cm" svg:x="23.846cm" svg:y="2.27cm">
          <text:p text:style-name="P14"><text:span text:style-name="T2">RMS, power and </text:span></text:p>
          <text:p text:style-name="P14"><text:span text:style-name="T2">and moving average</text:span></text:p>
          <text:p text:style-name="P14"><text:span text:style-name="T2">calcul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4" draw:layer="layout" svg:width="2.369cm" svg:height="0.725cm" svg:x="11.077cm" svg:y="11.287cm">
          <draw:text-box>
            <text:p><text:span text:style-name="T2">Wave out</text:span></text:p>
          </draw:text-box>
        </draw:frame>
        <draw:frame draw:style-name="gr28" draw:text-style-name="P4" draw:layer="layout" svg:width="1.524cm" svg:height="0.645cm" svg:x="17.383cm" svg:y="3.657cm">
          <draw:text-box>
            <text:p><text:span text:style-name="T2">Vgrid</text:span></text:p>
          </draw:text-box>
        </draw:frame>
        <draw:line draw:style-name="gr24" draw:text-style-name="P3" draw:layer="layout" svg:x1="7.35cm" svg:y1="6.08cm" svg:x2="11.16cm" svg:y2="6.08cm">
          <text:p/>
        </draw:line>
        <draw:line draw:style-name="gr24" draw:text-style-name="P3" draw:layer="layout" svg:x1="6.08cm" svg:y1="7.35cm" svg:x2="9.255cm" svg:y2="7.35cm">
          <text:p/>
        </draw:line>
        <draw:line draw:style-name="gr24" draw:text-style-name="P3" draw:layer="layout" svg:x1="5.445cm" svg:y1="11.16cm" svg:x2="5.445cm" svg:y2="14.335cm">
          <text:p/>
        </draw:line>
        <draw:line draw:style-name="gr24" draw:text-style-name="P3" draw:layer="layout" svg:x1="5.445cm" svg:y1="12.684cm" svg:x2="4.175cm" svg:y2="12.684cm">
          <text:p/>
        </draw:line>
        <draw:frame draw:style-name="gr29" draw:text-style-name="P15" draw:layer="layout" svg:width="0.925cm" svg:height="0.962cm" svg:x="13.918cm" svg:y="10.706cm">
          <draw:text-box>
            <text:p><text:span text:style-name="T7">A</text:span></text:p>
          </draw:text-box>
        </draw:frame>
        <draw:frame draw:style-name="gr29" draw:text-style-name="P15" draw:layer="layout" svg:width="0.925cm" svg:height="0.962cm" svg:x="13.918cm" svg:y="8.293cm">
          <draw:text-box>
            <text:p><text:span text:style-name="T7">B</text:span></text:p>
          </draw:text-box>
        </draw:frame>
        <draw:connector draw:style-name="gr30" draw:text-style-name="P6" draw:layer="layout" svg:x1="22.59cm" svg:y1="9.89cm" svg:x2="23.352cm" svg:y2="8.62cm" draw:start-shape="id2" draw:start-glue-point="1" draw:end-shape="id3" draw:end-glue-point="3" svg:d="M22590 9890h762v-1270" svg:viewBox="0 0 763 1271">
          <text:p/>
        </draw:connector>
        <draw:connector draw:style-name="gr30" draw:text-style-name="P6" draw:layer="layout" svg:x1="22.59cm" svg:y1="6.08cm" svg:x2="23.352cm" svg:y2="7.35cm" draw:start-shape="id4" draw:start-glue-point="1" draw:end-shape="id5" draw:end-glue-point="3" svg:d="M22590 6080h762v1270" svg:viewBox="0 0 763 1271">
          <text:p/>
        </draw:connector>
        <draw:connector draw:style-name="gr30" draw:text-style-name="P6" draw:layer="layout" svg:x1="27.035cm" svg:y1="7.985cm" svg:x2="25.765cm" svg:y2="12.43cm" draw:start-shape="id6" draw:start-glue-point="1" draw:end-shape="id7" draw:end-glue-point="0" svg:d="M27035 7985h501v4445h-1771" svg:viewBox="0 0 1772 4446">
          <text:p/>
        </draw:connector>
        <draw:connector draw:style-name="gr30" draw:text-style-name="P6" draw:layer="layout" svg:x1="25.765cm" svg:y1="16.24cm" svg:x2="23.86cm" svg:y2="18.794cm" draw:start-shape="id8" draw:start-glue-point="2" draw:end-shape="id9" draw:end-glue-point="1" svg:d="M25765 16240v2554h-1905" svg:viewBox="0 0 1906 255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P229763 </meta:initial-creator>
    <meta:creation-date>2016-08-25T14:23:32.469970400</meta:creation-date>
    <dc:date>2020-10-31T16:25:51.140781372</dc:date>
    <meta:editing-duration>P1DT2H25M58S</meta:editing-duration>
    <meta:editing-cycles>44</meta:editing-cycles>
    <meta:generator>LibreOffice/6.4.2.2$Linux_X86_64 LibreOffice_project/4e471d8c02c9c90f512f7f9ead8875b57fcb1ec3</meta:generator>
    <meta:document-statistic meta:object-count="70"/>
  </office:meta>
</office:document-meta>
</file>